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ir.of( A a , B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ir.hashCod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air.equals( Object x , Object y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ir.Pair( A fst , B s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Pair.equals( Object oth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ir.Pai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ir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g_for_chengyi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